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fo:font-size="8pt" fo:font-style="normal" officeooo:rsid="00103c5b" officeooo:paragraph-rsid="00103c5b" style:font-size-asian="8pt" style:font-style-asian="normal" style:font-name-complex="Arial" style:font-style-complex="norm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03c5b" officeooo:paragraph-rsid="00103c5b" style:font-weight-asian="bold" style:font-name-complex="Arial"/>
    </style:style>
    <style:style style:name="P7" style:family="paragraph" style:parent-style-name="Standard">
      <style:text-properties style:font-name="Arial" fo:font-style="italic" style:font-style-asian="italic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rsid="00103c5b" officeooo:paragraph-rsid="00103c5b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103c5b" officeooo:paragraph-rsid="00103c5b" style:font-name-complex="Arial"/>
    </style:style>
    <style:style style:name="P12" style:family="paragraph" style:parent-style-name="Standard"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03c5b" officeooo:paragraph-rsid="00103c5b" style:font-size-asian="12pt" style:font-weight-asian="bold" style:font-name-complex="Arial"/>
    </style:style>
    <style:style style:name="P15" style:family="paragraph" style:parent-style-name="Standard">
      <style:text-properties style:font-name="Arial" fo:font-style="normal" officeooo:rsid="00103c5b" officeooo:paragraph-rsid="00103c5b" style:font-style-asian="normal" style:font-name-complex="Ari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tyle="normal" officeooo:rsid="00103c5b" officeooo:paragraph-rsid="00103c5b" style:font-style-asian="normal" style:font-name-complex="Arial" style:font-style-complex="norm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03c5b" officeooo:paragraph-rsid="00103c5b" style:font-weight-asian="normal" style:font-name-complex="Arial" style:font-weight-complex="normal"/>
    </style:style>
    <style:style style:name="P18" style:family="paragraph" style:parent-style-name="Standard">
      <style:text-properties style:font-name="Arial" fo:font-style="normal" fo:font-weight="normal" officeooo:rsid="00103c5b" style:font-style-asian="normal" style:font-weight-asian="normal" style:font-name-complex="Ari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style="normal" officeooo:rsid="00103c5b" style:font-size-asian="12pt" style:font-style-asian="normal" style:font-name-complex="Arial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weight="normal" officeooo:rsid="00103c5b" style:font-name-asian="Arial" style:font-weight-asian="normal" style:font-name-complex="Ari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8pt" fo:font-style="normal" officeooo:rsid="00103c5b" style:font-size-asian="8pt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8pt" fo:font-style="normal" fo:font-weight="normal" officeooo:rsid="00103c5b" style:font-size-asian="8pt" style:font-style-asian="normal" style:font-weight-asian="normal" style:font-name-complex="Arial" style:font-style-complex="normal" style:font-weight-complex="normal"/>
    </style:style>
    <style:style style:name="P23" style:family="paragraph" style:parent-style-name="Standard">
      <style:text-properties style:font-name="Arial" fo:font-size="8pt" officeooo:rsid="00118967" officeooo:paragraph-rsid="00118967" style:font-size-asian="8pt" style:font-name-complex="Arial"/>
    </style:style>
    <style:style style:name="P24" style:family="paragraph" style:parent-style-name="Heading_20_1">
      <style:text-properties fo:font-size="12pt" style:font-size-asian="12pt"/>
    </style:style>
    <style:style style:name="P25" style:family="paragraph" style:parent-style-name="Heading_20_3">
      <style:text-properties fo:font-style="normal" officeooo:rsid="00103c5b" officeooo:paragraph-rsid="00103c5b" style:font-style-asian="normal" style:font-style-complex="normal"/>
    </style:style>
    <style:style style:name="T1" style:family="text">
      <style:text-properties officeooo:rsid="00103c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4" text:outline-level="1">Caso de Uso</text:h>
          </table:table-cell>
          <table:table-cell table:style-name="Tabla1.B1" table:number-columns-spanned="5" office:value-type="string">
            <text:h text:style-name="P25" text:outline-level="3">Liberar sanitario de consulta médica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3">CU-27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18">Administrativo (I), Sanit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18">Primario, Esencial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18">El sanitario debe de tener asignada una consulta médic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tcondición</text:p>
          </table:table-cell>
          <table:table-cell table:style-name="Tabla1.B6" table:number-columns-spanned="7" office:value-type="string">
            <text:p text:style-name="P18">El sanitario no tiene asignada una consulta médic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15">Álvaro López Jimén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0">16/04/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0">1.0</text:p>
          </table:table-cell>
        </table:table-row>
      </table:table>
      <text:p text:style-name="P1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>Propósito</text:p>
          </table:table-cell>
        </table:table-row>
        <table:table-row table:style-name="Tabla2.1">
          <table:table-cell table:style-name="Tabla2.A2" office:value-type="string">
            <text:p text:style-name="P16">El administrativo quita en el sistema una consulta médica que, de no quitarse, mantendría ocupado al sanitario.</text:p>
          </table:table-cell>
        </table:table-row>
      </table:table>
      <text:p text:style-name="P1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Resumen</text:p>
          </table:table-cell>
        </table:table-row>
        <table:table-row table:style-name="Tabla3.1">
          <table:table-cell table:style-name="Tabla3.A2" office:value-type="string">
            <text:p text:style-name="P19">El administrativo indica al sistema que desea liberar a un miembro del personal sanitario de una consulta médica, para ello deberá introducir un identificador del sanitario que se desea liberar y un identificador de la consulta que es liberada. El sistema borrará de la base de datos la consulta médica y modificará los registros oportunos tales como el horario del sanitario.</text:p>
          </table:table-cell>
        </table:table-row>
      </table:table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2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">1</text:p>
          </table:table-cell>
          <table:table-cell table:style-name="Tabla4.B2" office:value-type="string">
            <text:p text:style-name="P11">Administrativo: Indica al sistema que quiere liberar a un sanitario de una consulta médica y aporta identificador de sanitario y de consulta médica.</text:p>
          </table:table-cell>
          <table:table-cell table:style-name="Tabla4.C2" office:value-type="string">
            <text:p text:style-name="P4"/>
          </table:table-cell>
          <table:table-cell table:style-name="Tabla4.D2" office:value-type="string">
            <text:p text:style-name="P5"/>
          </table:table-cell>
        </table:table-row>
        <table:table-row table:style-name="Tabla4.2">
          <table:table-cell table:style-name="Tabla4.A3" office:value-type="string">
            <text:p text:style-name="P3"/>
          </table:table-cell>
          <table:table-cell table:style-name="Tabla4.B3" office:value-type="string">
            <text:p text:style-name="P9"/>
          </table:table-cell>
          <table:table-cell table:style-name="Tabla4.C3" office:value-type="string">
            <text:p text:style-name="P6">2</text:p>
          </table:table-cell>
          <table:table-cell table:style-name="Tabla4.D3" office:value-type="string">
            <text:p text:style-name="P20">El sistema busca en la base de datos la consulta indicada y la elimina, actualizando todos los registros que se vean modificados por esta acción. Devuelve un mensaje de confirmación al administrativo.</text:p>
          </table:table-cell>
        </table:table-row>
        <table:table-row table:style-name="Tabla4.2">
          <table:table-cell table:style-name="Tabla4.A4" office:value-type="string">
            <text:p text:style-name="P14">3</text:p>
          </table:table-cell>
          <table:table-cell table:style-name="Tabla4.B4" office:value-type="string">
            <text:p text:style-name="P17">Administrativo: Recibe un mensaje de confirmación del sistema en caso de que se haya realizado la acción correctamente.</text:p>
          </table:table-cell>
          <table:table-cell table:style-name="Tabla4.C4" office:value-type="string">
            <text:p text:style-name="P4"/>
          </table:table-cell>
          <table:table-cell table:style-name="Tabla4.D4" office:value-type="string">
            <text:p text:style-name="P5"/>
          </table:table-cell>
        </table:table-row>
      </table:table>
      <text:p text:style-name="P1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2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3"><text:span text:style-name="T1">3</text:span>a</text:p>
          </table:table-cell>
          <table:table-cell table:style-name="Tabla5.B2" table:number-columns-spanned="4" office:value-type="string">
            <text:p text:style-name="P20">El administrativo recibe un mensaje de error si ha habido algún problema a la hora de buscar la consulta (no existe) o ha habido un error a la hora de eliminar o modificar registros. Se ofrece la posibilidad de ponerse en contacto con el personal de mantenimiento. 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2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1">Media, dependerá del número de clientes y el número de miembros del personal sanitario.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1">Medio, debe de dar un tiempo de respuesta aceptable.</text:p>
          </table:table-cell>
        </table:table-row>
        <table:table-row table:style-name="Tabla5.1">
          <table:table-cell table:style-name="Tabla5.A5" table:number-columns-spanned="2" office:value-type="string">
            <text:p text:style-name="P2">Importancia</text:p>
          </table:table-cell>
          <table:covered-table-cell/>
          <table:table-cell table:style-name="Tabla5.C5" office:value-type="string">
            <text:p text:style-name="P1">Baj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21">Baja</text:p>
          </table:table-cell>
        </table:table-row>
        <table:table-row table:style-name="Tabla5.1">
          <table:table-cell table:style-name="Tabla5.A6" table:number-columns-spanned="2" office:value-type="string">
            <text:p text:style-name="P2">Estado</text:p>
          </table:table-cell>
          <table:covered-table-cell/>
          <table:table-cell table:style-name="Tabla5.C6" office:value-type="string">
            <text:p text:style-name="P2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1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2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16:00</meta:creation-date>
    <dc:date>2018-04-18T12:27:41.702671092</dc:date>
    <meta:print-date>2012-03-13T15:37:00</meta:print-date>
    <meta:editing-cycles>10</meta:editing-cycles>
    <meta:editing-duration>PT33M36S</meta:editing-duration>
    <meta:generator>LibreOffice/5.4.6.2$Linux_X86_64 LibreOffice_project/40m0$Build-2</meta:generator>
    <meta:document-statistic meta:table-count="5" meta:image-count="0" meta:object-count="0" meta:page-count="1" meta:paragraph-count="46" meta:word-count="291" meta:character-count="1829" meta:non-whitespace-character-count="1582"/>
  </office:meta>
</office:document-meta>
</file>